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972cm"/>
    </style:style>
    <style:style style:name="Table1.B" style:family="table-column">
      <style:table-column-properties style:column-width="6.863cm"/>
    </style:style>
    <style:style style:name="Table1.C" style:family="table-column">
      <style:table-column-properties style:column-width="7.16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Heading">
      <style:text-properties fo:font-size="2pt" style:font-size-asian="2pt" style:font-size-complex="2pt"/>
    </style:style>
    <style:style style:name="P5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Difference Between Method Overloading and Method Overriding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Heading"><text:span text:style-name="Strong_20_Emphasis">Method Overloading</text:span></text:p>
          </table:table-cell>
          <table:table-cell table:style-name="Table1.A1" office:value-type="string">
            <text:p text:style-name="Table_20_Heading">Method Overriding</text:p>
          </table:table-cell>
        </table:table-row>
        <table:table-row>
          <table:table-cell table:style-name="Table1.A1" office:value-type="string">
            <text:p text:style-name="P2"><text:span text:style-name="Strong_20_Emphasis">Definition</text:span></text:p>
          </table:table-cell>
          <table:table-cell table:style-name="Table1.A1" office:value-type="string">
            <text:p text:style-name="Table_20_Contents">In Method Overloading, Methods of the same class shares the same name but each method must have different number of parameters or parameters having different types and order.</text:p>
          </table:table-cell>
          <table:table-cell table:style-name="Table1.A1" office:value-type="string">
            <text:p text:style-name="Table_20_Contents">In Method Overriding, sub class have the same method with same name and exactly the same number and type of parameters and same return type as a super class.</text:p>
          </table:table-cell>
        </table:table-row>
        <table:table-row>
          <table:table-cell table:style-name="Table1.A1" office:value-type="string">
            <text:p text:style-name="P2"><text:span text:style-name="Strong_20_Emphasis">Meaning</text:span></text:p>
          </table:table-cell>
          <table:table-cell table:style-name="Table1.A1" office:value-type="string">
            <text:p text:style-name="Table_20_Contents">Method Overloading means more than one method shares the same name in the class but having different signature.</text:p>
          </table:table-cell>
          <table:table-cell table:style-name="Table1.A1" office:value-type="string">
            <text:p text:style-name="Table_20_Contents">Method Overriding means method of base class is re-defined in the derived class having same signature.</text:p>
          </table:table-cell>
        </table:table-row>
        <table:table-row>
          <table:table-cell table:style-name="Table1.A1" office:value-type="string">
            <text:p text:style-name="P2"><text:span text:style-name="Strong_20_Emphasis">Behavior</text:span></text:p>
          </table:table-cell>
          <table:table-cell table:style-name="Table1.A1" office:value-type="string">
            <text:p text:style-name="Table_20_Contents">Method Overloading is to “add” or “extend” more to method’s behavior.</text:p>
          </table:table-cell>
          <table:table-cell table:style-name="Table1.A1" office:value-type="string">
            <text:p text:style-name="Table_20_Contents">Method Overriding is to “Change” existing behavior of method.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2">Overloading and Overriding is a kind of polymorphism.Polymorphism means “one name, many forms”.</text:p>
          </table:table-cell>
          <table:covered-table-cell/>
        </table:table-row>
        <table:table-row>
          <table:table-cell table:style-name="Table1.A1" office:value-type="string">
            <text:p text:style-name="P2"><text:span text:style-name="Strong_20_Emphasis">Polymorphism</text:span></text:p>
          </table:table-cell>
          <table:table-cell table:style-name="Table1.A1" office:value-type="string">
            <text:p text:style-name="Table_20_Contents">It is a <text:span text:style-name="Strong_20_Emphasis">compile time polymorphism</text:span>.</text:p>
          </table:table-cell>
          <table:table-cell table:style-name="Table1.A1" office:value-type="string">
            <text:p text:style-name="Table_20_Contents">It is a <text:span text:style-name="Strong_20_Emphasis">run time polymorphism</text:span>.</text:p>
          </table:table-cell>
        </table:table-row>
        <table:table-row>
          <table:table-cell table:style-name="Table1.A1" office:value-type="string">
            <text:p text:style-name="P2"><text:span text:style-name="Strong_20_Emphasis">Inheritance</text:span></text:p>
          </table:table-cell>
          <table:table-cell table:style-name="Table1.A1" office:value-type="string">
            <text:p text:style-name="Table_20_Contents">It may or may not need<text:span text:style-name="Strong_20_Emphasis"> inheritance</text:span> in Method Overloading.</text:p>
          </table:table-cell>
          <table:table-cell table:style-name="Table1.A1" office:value-type="string">
            <text:p text:style-name="Table_20_Contents">It always requires inheritance in Method Overriding.</text:p>
          </table:table-cell>
        </table:table-row>
        <table:table-row>
          <table:table-cell table:style-name="Table1.A1" office:value-type="string">
            <text:p text:style-name="P2"><text:span text:style-name="Strong_20_Emphasis">Signature</text:span></text:p>
          </table:table-cell>
          <table:table-cell table:style-name="Table1.A1" office:value-type="string">
            <text:p text:style-name="Table_20_Contents">In Method Overloading, methods must have <text:span text:style-name="Strong_20_Emphasis">different signature</text:span>.</text:p>
          </table:table-cell>
          <table:table-cell table:style-name="Table1.A1" office:value-type="string">
            <text:p text:style-name="Table_20_Contents">In Method Overriding, methods must have <text:span text:style-name="Strong_20_Emphasis">same signature</text:span>.</text:p>
          </table:table-cell>
        </table:table-row>
        <table:table-row>
          <table:table-cell table:style-name="Table1.A1" office:value-type="string">
            <text:p text:style-name="P2"><text:span text:style-name="Strong_20_Emphasis">Relationship of Methods</text:span></text:p>
          </table:table-cell>
          <table:table-cell table:style-name="Table1.A1" office:value-type="string">
            <text:p text:style-name="Table_20_Contents">In Method Overloading, relationship is there between methods of same class.</text:p>
          </table:table-cell>
          <table:table-cell table:style-name="Table1.A1" office:value-type="string">
            <text:p text:style-name="Table_20_Contents">In Method Overriding, relationship is there between methods of super class and sub class.</text:p>
          </table:table-cell>
        </table:table-row>
        <table:table-row>
          <table:table-cell table:style-name="Table1.A1" office:value-type="string">
            <text:p text:style-name="P2"><text:span text:style-name="Strong_20_Emphasis">Criteria</text:span></text:p>
          </table:table-cell>
          <table:table-cell table:style-name="Table1.A1" office:value-type="string">
            <text:p text:style-name="Table_20_Contents">In Method Overloading, methods have same name different signatures but in the same class.</text:p>
          </table:table-cell>
          <table:table-cell table:style-name="Table1.A1" office:value-type="string">
            <text:p text:style-name="Table_20_Contents">In Method Overriding, methods have same name and same signature but in the different class.</text:p>
          </table:table-cell>
        </table:table-row>
        <table:table-row>
          <table:table-cell table:style-name="Table1.A1" office:value-type="string">
            <text:p text:style-name="P2"><text:span text:style-name="Strong_20_Emphasis">No. of Classes</text:span></text:p>
          </table:table-cell>
          <table:table-cell table:style-name="Table1.A1" office:value-type="string">
            <text:p text:style-name="Table_20_Contents">Method Overloading does not require more than one class for overloading.</text:p>
          </table:table-cell>
          <table:table-cell table:style-name="Table1.A1" office:value-type="string">
            <text:p text:style-name="Table_20_Contents">Method Overriding requires at least two classes for overriding.</text:p>
          </table:table-cell>
        </table:table-row>
        <table:table-row>
          <table:table-cell table:style-name="Table1.A1" office:value-type="string">
            <text:p text:style-name="P2"><text:span text:style-name="Strong_20_Emphasis">Example</text:span></text:p>
          </table:table-cell>
          <table:table-cell table:style-name="Table1.A1" office:value-type="string">
            <text:p text:style-name="Preformatted_20_Text">Class Add</text:p>
            <text:p text:style-name="Preformatted_20_Text">{</text:p>
            <text:p text:style-name="Preformatted_20_Text"><text:s text:c="3"/>int sum(int a, int b)</text:p>
            <text:p text:style-name="Preformatted_20_Text"><text:s text:c="3"/>{</text:p>
            <text:p text:style-name="Preformatted_20_Text"><text:s text:c="5"/>return a + b;</text:p>
            <text:p text:style-name="Preformatted_20_Text"><text:s text:c="3"/>}</text:p>
            <text:p text:style-name="Preformatted_20_Text"><text:s text:c="2"/>int sum(int a)</text:p>
            <text:p text:style-name="Preformatted_20_Text"><text:s text:c="2"/>{</text:p>
            <text:p text:style-name="Preformatted_20_Text"><text:s text:c="4"/>return a + 10;</text:p>
            <text:p text:style-name="Preformatted_20_Text"><text:s text:c="3"/>}</text:p>
            <text:p text:style-name="P5">}</text:p>
          </table:table-cell>
          <table:table-cell table:style-name="Table1.A1" office:value-type="string">
            <text:p text:style-name="Preformatted_20_Text">Class A <text:s/>// Super Class</text:p>
            <text:p text:style-name="Preformatted_20_Text">{</text:p>
            <text:p text:style-name="Preformatted_20_Text"><text:s text:c="2"/>void display(int num)</text:p>
            <text:p text:style-name="Preformatted_20_Text"><text:s text:c="2"/>{</text:p>
            <text:p text:style-name="Preformatted_20_Text"><text:s text:c="5"/>print num ;</text:p>
            <text:p text:style-name="Preformatted_20_Text"><text:s text:c="3"/>}</text:p>
            <text:p text:style-name="Preformatted_20_Text">}</text:p>
            <text:p text:style-name="Preformatted_20_Text">//Class B inherits Class A</text:p>
            <text:p text:style-name="Preformatted_20_Text">Class B //Sub Class</text:p>
            <text:p text:style-name="Preformatted_20_Text">{</text:p>
            <text:p text:style-name="Preformatted_20_Text"><text:s text:c="2"/>void display(int num)</text:p>
            <text:p text:style-name="Preformatted_20_Text"><text:s text:c="2"/>{</text:p>
            <text:p text:style-name="Preformatted_20_Text"><text:s text:c="5"/>print num ;</text:p>
            <text:p text:style-name="Preformatted_20_Text"><text:s text:c="3"/>}</text:p>
            <text:p text:style-name="P5">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eha </meta:initial-creator>
    <meta:creation-date>2013-09-02T21:59:33</meta:creation-date>
    <dc:date>2013-09-02T22:00:15</dc:date>
    <dc:creator>Raeha </dc:creator>
    <meta:editing-duration>P0D</meta:editing-duration>
    <meta:editing-cycles>1</meta:editing-cycles>
    <meta:document-statistic meta:table-count="1" meta:image-count="0" meta:object-count="0" meta:page-count="1" meta:paragraph-count="58" meta:word-count="326" meta:character-count="2006" meta:non-whitespace-character-count="1688"/>
    <meta:generator>LibreOffice/4.0.2.2$Linux_X86_64 LibreOffice_project/400m0$Build-2</meta:generator>
  </office:meta>
</office:document-meta>
</file>